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7"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office:value-type="string">
            <text:p>v3.9</text:p>
          </table:table-cell>
          <table:table-cell office:value-type="string">
            <text:p>v3.10</text:p>
          </table:table-cell>
          <table:table-cell office:value-type="string">
            <text:p>v3.11</text:p>
          </table:table-cell>
          <table:table-cell office:value-type="string">
            <text:p>V3.12</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office:value-type="string">
            <text:p>3.5 – 3.9</text:p>
          </table:table-cell>
          <table:table-cell office:value-type="string">
            <text:p>3.6 – 3.10</text:p>
          </table:table-cell>
          <table:table-cell office:value-type="string">
            <text:p>3.7 – 3.11</text:p>
          </table:table-cell>
          <table:table-cell office:value-type="string">
            <text:p>3.8 – 3.12</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style-name="ce1" office:value-type="date" office:date-value="2012-07-21">
            <text:p>07/21/12</text:p>
          </table:table-cell>
          <table:table-cell table:style-name="ce1" office:value-type="date" office:date-value="2012-09-30">
            <text:p>09/30/12</text:p>
          </table:table-cell>
          <table:table-cell table:style-name="ce1" office:value-type="date" office:date-value="2012-12-10">
            <text:p>12/10/12</text:p>
          </table:table-cell>
          <table:table-cell table:style-name="ce1" office:value-type="date" office:date-value="2013-02-18">
            <text:p>02/18/13</text:p>
          </table:table-cell>
          <table:table-cell table:style-name="ce1" office:value-type="date" office:date-value="2013-04-28">
            <text:p>04/28/13</text:p>
          </table:table-cell>
          <table:table-cell table:style-name="ce1" office:value-type="date" office:date-value="2013-06-30">
            <text:p>06/30/13</text:p>
          </table:table-cell>
          <table:table-cell table:style-name="ce1" office:value-type="date" office:date-value="2013-09-02">
            <text:p>09/02/13</text:p>
          </table:table-cell>
          <table:table-cell table:style-name="ce1" office:value-type="date" office:date-value="2013-11-03">
            <text:p>11/03/13</text:p>
          </table:table-cell>
          <table:table-cell table:number-columns-repeated="15"/>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formula="of:=[.AY2]-[.AX2]" office:value-type="float" office:value="69">
            <text:p>69</text:p>
          </table:table-cell>
          <table:table-cell table:formula="of:=[.AZ2]-[.AY2]" office:value-type="float" office:value="63">
            <text:p>63</text:p>
          </table:table-cell>
          <table:table-cell table:formula="of:=[.BA2]-[.AZ2]" office:value-type="float" office:value="64">
            <text:p>64</text:p>
          </table:table-cell>
          <table:table-cell table:formula="of:=[.BB2]-[.BA2]" office:value-type="float" office:value="62">
            <text:p>62</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formula="of:=SUM([.AU3:.AY3])" office:value-type="float" office:value="343">
            <text:p>343</text:p>
          </table:table-cell>
          <table:table-cell table:formula="of:=SUM([.AV3:.AZ3])" office:value-type="float" office:value="344">
            <text:p>344</text:p>
          </table:table-cell>
          <table:table-cell table:formula="of:=SUM([.AW3:.BA3])" office:value-type="float" office:value="337">
            <text:p>337</text:p>
          </table:table-cell>
          <table:table-cell table:formula="of:=SUM([.AX3:.BB3])" office:value-type="float" office:value="328">
            <text:p>328</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office:value-type="float" office:value="11910">
            <text:p>11910</text:p>
          </table:table-cell>
          <table:table-cell office:value-type="float" office:value="13637">
            <text:p>13637</text:p>
          </table:table-cell>
          <table:table-cell office:value-type="float" office:value="10893">
            <text:p>10893</text:p>
          </table:table-cell>
          <table:table-cell office:value-type="float" office:value="10927">
            <text:p>1092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formula="of:=SUM([.AU4:.AY4])/SUM([.AU3:.AY3])/24" office:value-type="float" office:value="6.98469387755102">
            <text:p>6.98</text:p>
          </table:table-cell>
          <table:table-cell table:formula="of:=SUM([.AV4:.AZ4])/SUM([.AV3:.AZ3])/24" office:value-type="float" office:value="7.2890019379845">
            <text:p>7.29</text:p>
          </table:table-cell>
          <table:table-cell table:formula="of:=SUM([.AW4:.BA4])/SUM([.AW3:.BA3])/24" office:value-type="float" office:value="7.52027695351138">
            <text:p>7.52</text:p>
          </table:table-cell>
          <table:table-cell table:formula="of:=SUM([.AX4:.BB4])/SUM([.AX3:.BB3])/24" office:value-type="float" office:value="7.59159044715447">
            <text:p>7.59</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office:value-type="float" office:value="42423">
            <text:p>42423</text:p>
          </table:table-cell>
          <table:table-cell office:value-type="float" office:value="43016">
            <text:p>43016</text:p>
          </table:table-cell>
          <table:table-cell office:value-type="float" office:value="44002">
            <text:p>44002</text:p>
          </table:table-cell>
          <table:table-cell office:value-type="float" office:value="44586">
            <text:p>44586</text:p>
          </table:table-cell>
          <table:table-cell table:number-columns-repeated="15"/>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office:value-type="float" office:value="16686972">
            <text:p>16686972</text:p>
          </table:table-cell>
          <table:table-cell office:value-type="float" office:value="16955582">
            <text:p>16955582</text:p>
          </table:table-cell>
          <table:table-cell office:value-type="float" office:value="17403373">
            <text:p>17403373</text:p>
          </table:table-cell>
          <table:table-cell office:value-type="float" office:value="17726966">
            <text:p>17726966</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formula="of:=[.AY6]-[.AU6]" office:value-type="float" office:value="1090508">
            <text:p>1090508</text:p>
          </table:table-cell>
          <table:table-cell table:formula="of:=[.AZ6]-[.AV6]" office:value-type="float" office:value="1087460">
            <text:p>1087460</text:p>
          </table:table-cell>
          <table:table-cell table:formula="of:=[.BA6]-[.AW6]" office:value-type="float" office:value="1211589">
            <text:p>1211589</text:p>
          </table:table-cell>
          <table:table-cell table:formula="of:=[.BB6]-[.AX6]" office:value-type="float" office:value="1309999">
            <text:p>1309999</text:p>
          </table:table-cell>
          <table:table-cell/>
          <table:table-cell table:formula="of:=[.AN6]-[.S6]" office:value-type="float" office:value="6618628">
            <text:p>6618628</text:p>
          </table:table-cell>
        </table:table-row>
        <table:table-row table:style-name="ro1">
          <table:table-cell table:number-columns-repeated="69"/>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office:value-type="float" office:value="518794">
            <text:p>518794</text:p>
          </table:table-cell>
          <table:table-cell office:value-type="float" office:value="551029">
            <text:p>551029</text:p>
          </table:table-cell>
          <table:table-cell office:value-type="float" office:value="725560">
            <text:p>725560</text:p>
          </table:table-cell>
          <table:table-cell office:value-type="float" office:value="516825">
            <text:p>516825</text:p>
          </table:table-cell>
          <table:table-cell table:number-columns-repeated="15"/>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office:value-type="float" office:value="248038">
            <text:p>248038</text:p>
          </table:table-cell>
          <table:table-cell office:value-type="float" office:value="282354">
            <text:p>282354</text:p>
          </table:table-cell>
          <table:table-cell office:value-type="float" office:value="277375">
            <text:p>277375</text:p>
          </table:table-cell>
          <table:table-cell office:value-type="float" office:value="193204">
            <text:p>193204</text:p>
          </table:table-cell>
          <table:table-cell table:number-columns-repeated="15"/>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office:value-type="float" office:value="135210">
            <text:p>135210</text:p>
          </table:table-cell>
          <table:table-cell office:value-type="float" office:value="183958">
            <text:p>183958</text:p>
          </table:table-cell>
          <table:table-cell office:value-type="float" office:value="112652">
            <text:p>112652</text:p>
          </table:table-cell>
          <table:table-cell office:value-type="float" office:value="110731">
            <text:p>110731</text:p>
          </table:table-cell>
          <table:table-cell table:number-columns-repeated="15"/>
        </table:table-row>
        <table:table-row table:style-name="ro1">
          <table:table-cell table:number-columns-repeated="69"/>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office:value-type="float" office:value="1389">
            <text:p>1389</text:p>
          </table:table-cell>
          <table:table-cell office:value-type="float" office:value="1391">
            <text:p>1391</text:p>
          </table:table-cell>
          <table:table-cell office:value-type="float" office:value="1266">
            <text:p>1266</text:p>
          </table:table-cell>
          <table:table-cell office:value-type="float" office:value="1333">
            <text:p>1333</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table:number-columns-repeated="2" office:value-type="float" office:value="2889">
            <text:p>2889</text:p>
          </table:table-cell>
          <table:table-cell table:number-columns-repeated="2" office:value-type="float" office:value="3015">
            <text:p>3015</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7">
            <text:p>247</text:p>
          </table:table-cell>
          <table:table-cell office:value-type="float" office:value="243">
            <text:p>243</text:p>
          </table:table-cell>
          <table:table-cell office:value-type="float" office:value="241">
            <text:p>241</text:p>
          </table:table-cell>
          <table:table-cell office:value-type="float" office:value="228">
            <text:p>228</text:p>
          </table:table-cell>
          <table:table-cell office:value-type="float" office:value="242">
            <text:p>242</text:p>
          </table:table-cell>
          <table:table-cell office:value-type="float" office:value="263">
            <text:p>263</text:p>
          </table:table-cell>
          <table:table-cell office:value-type="float" office:value="244">
            <text:p>244</text:p>
          </table:table-cell>
          <table:table-cell office:value-type="float" office:value="221">
            <text:p>221</text:p>
          </table:table-cell>
          <table:table-cell office:value-type="float" office:value="222">
            <text:p>222</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2"/>
          <table:table-cell table:number-columns-repeated="2" office:value-type="float" office:value="446">
            <text:p>446</text:p>
          </table:table-cell>
          <table:table-cell table:number-columns-repeated="2"/>
        </table:table-row>
        <table:table-row table:style-name="ro1" table:number-rows-repeated="2">
          <table:table-cell table:number-columns-repeated="69"/>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formula="of:=[.AY4]/[.AY3]" office:value-type="float" office:value="172.608695652174">
            <text:p>172.61</text:p>
          </table:table-cell>
          <table:table-cell table:formula="of:=[.AZ4]/[.AZ3]" office:value-type="float" office:value="216.460317460317">
            <text:p>216.46</text:p>
          </table:table-cell>
          <table:table-cell table:formula="of:=[.BA4]/[.BA3]" office:value-type="float" office:value="170.203125">
            <text:p>170.2</text:p>
          </table:table-cell>
          <table:table-cell table:formula="of:=[.BB4]/[.BB3]" office:value-type="float" office:value="176.241935483871">
            <text:p>176.24</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formula="of:=SUM([.AU4:.AY4])/SUM([.AU3:.AY3])" office:value-type="float" office:value="167.632653061224">
            <text:p>167.63</text:p>
          </table:table-cell>
          <table:table-cell table:formula="of:=SUM([.AV4:.AZ4])/SUM([.AV3:.AZ3])" office:value-type="float" office:value="174.936046511628">
            <text:p>174.94</text:p>
          </table:table-cell>
          <table:table-cell table:formula="of:=SUM([.AW4:.BA4])/SUM([.AW3:.BA3])" office:value-type="float" office:value="180.486646884273">
            <text:p>180.49</text:p>
          </table:table-cell>
          <table:table-cell table:formula="of:=SUM([.AX4:.BB4])/SUM([.AX3:.BB3])" office:value-type="float" office:value="182.198170731707">
            <text:p>182.2</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formula="of:=[.AY16]/24" office:value-type="float" office:value="7.19202898550725">
            <text:p>7.19</text:p>
          </table:table-cell>
          <table:table-cell table:formula="of:=[.AZ16]/24" office:value-type="float" office:value="9.01917989417989">
            <text:p>9.02</text:p>
          </table:table-cell>
          <table:table-cell table:formula="of:=[.BA16]/24" office:value-type="float" office:value="7.091796875">
            <text:p>7.09</text:p>
          </table:table-cell>
          <table:table-cell table:formula="of:=[.BB16]/24" office:value-type="float" office:value="7.34341397849462">
            <text:p>7.34</text:p>
          </table:table-cell>
          <table:table-cell/>
          <table:table-cell table:formula="of:=[.BD16]/24" office:value-type="float" office:value="5.50927010148322">
            <text:p>5.51</text:p>
          </table:table-cell>
          <table:table-cell table:formula="of:=[.BE16]/24" office:value-type="float" office:value="3.92725950172759">
            <text:p>3.93</text:p>
          </table:table-cell>
          <table:table-cell table:formula="of:=[.BF16]/24" office:value-type="float" office:value="5.77600541376643">
            <text:p>5.78</text:p>
          </table:table-cell>
          <table:table-cell table:formula="of:=[.BG16]/24" office:value-type="float" office:value="5.4416295471418">
            <text:p>5.44</text:p>
          </table:table-cell>
          <table:table-cell table:formula="of:=[.BH16]/24" office:value-type="float" office:value="5.63979526551504">
            <text:p>5.64</text:p>
          </table:table-cell>
          <table:table-cell table:formula="of:=[.BI16]/24" office:value-type="float" office:value="6.03142076502732">
            <text:p>6.03</text:p>
          </table:table-cell>
          <table:table-cell table:formula="of:=[.BJ16]/24" office:value-type="float" office:value="6.64400584795322">
            <text:p>6.64</text:p>
          </table:table-cell>
          <table:table-cell table:formula="of:=[.BK16]/24" office:value-type="float" office:value="6.98405044510386">
            <text:p>6.98</text:p>
          </table:table-cell>
          <table:table-cell table:formula="of:=[.BL16]/24" office:value-type="float" office:value="6.98469387755102">
            <text:p>6.98</text:p>
          </table:table-cell>
          <table:table-cell table:formula="of:=[.BM16]/24" office:value-type="float" office:value="7.2890019379845">
            <text:p>7.29</text:p>
          </table:table-cell>
          <table:table-cell table:formula="of:=[.BN16]/24" office:value-type="float" office:value="7.52027695351138">
            <text:p>7.52</text:p>
          </table:table-cell>
          <table:table-cell table:formula="of:=[.BO16]/24" office:value-type="float" office:value="7.59159044715447">
            <text:p>7.59</text:p>
          </table:table-cell>
          <table:table-cell/>
          <table:table-cell table:formula="of:=[.BQ16]/24" office:value-type="float" office:value="4.54779478767997">
            <text:p>4.55</text:p>
          </table:table-cell>
        </table:table-row>
        <table:table-row table:style-name="ro1">
          <table:table-cell table:number-columns-repeated="69"/>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formula="of:=(([.AY5]/[.AX5])*100)-100" office:value-type="float" office:value="2.17485549132948">
            <text:p>2.17</text:p>
          </table:table-cell>
          <table:table-cell table:formula="of:=(([.AZ5]/[.AY5])*100)-100" office:value-type="float" office:value="1.39782665063764">
            <text:p>1.4</text:p>
          </table:table-cell>
          <table:table-cell table:formula="of:=(([.BA5]/[.AZ5])*100)-100" office:value-type="float" office:value="2.29217035521667">
            <text:p>2.29</text:p>
          </table:table-cell>
          <table:table-cell table:formula="of:=(([.BB5]/[.BA5])*100)-100" office:value-type="float" office:value="1.32721239943638">
            <text:p>1.33</text:p>
          </table:table-cell>
          <table:table-cell table:number-columns-repeated="15"/>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formula="of:=(([.AY6]/[.AX6])*100)-100" office:value-type="float" office:value="1.64467041932899">
            <text:p>1.64</text:p>
          </table:table-cell>
          <table:table-cell table:formula="of:=(([.AZ6]/[.AY6])*100)-100" office:value-type="float" office:value="1.60969887167066">
            <text:p>1.61</text:p>
          </table:table-cell>
          <table:table-cell table:formula="of:=(([.BA6]/[.AZ6])*100)-100" office:value-type="float" office:value="2.64096508158789">
            <text:p>2.64</text:p>
          </table:table-cell>
          <table:table-cell table:formula="of:=(([.BB6]/[.BA6])*100)-100" office:value-type="float" office:value="1.85936944522192">
            <text:p>1.86</text:p>
          </table:table-cell>
          <table:table-cell table:number-columns-repeated="15"/>
        </table:table-row>
        <table:table-row table:style-name="ro1">
          <table:table-cell table:number-columns-repeated="69"/>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formula="of:=([.AY8])/[.AY3]" office:value-type="float" office:value="7518.75362318841">
            <text:p>7518.75</text:p>
          </table:table-cell>
          <table:table-cell table:formula="of:=([.AZ8])/[.AZ3]" office:value-type="float" office:value="8746.49206349206">
            <text:p>8746.49</text:p>
          </table:table-cell>
          <table:table-cell table:formula="of:=([.BA8])/[.BA3]" office:value-type="float" office:value="11336.875">
            <text:p>11336.88</text:p>
          </table:table-cell>
          <table:table-cell table:formula="of:=([.BB8])/[.BB3]" office:value-type="float" office:value="8335.88709677419">
            <text:p>8335.89</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formula="of:=SUM([.AU8:.AY8])/SUM([.AU3:.AY3])" office:value-type="float" office:value="10534.7638483965">
            <text:p>10534.76</text:p>
          </table:table-cell>
          <table:table-cell table:formula="of:=SUM([.AV8:.AZ8])/SUM([.AV3:.AZ3])" office:value-type="float" office:value="10443.2151162791">
            <text:p>10443.22</text:p>
          </table:table-cell>
          <table:table-cell table:formula="of:=SUM([.AW8:.BA8])/SUM([.AW3:.BA3])" office:value-type="float" office:value="11448.9732937685">
            <text:p>11448.97</text:p>
          </table:table-cell>
          <table:table-cell table:formula="of:=SUM([.AX8:.BB8])/SUM([.AX3:.BB3])" office:value-type="float" office:value="8606.99695121951">
            <text:p>8607</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formula="of:=([.AY9])/[.AY3]" office:value-type="float" office:value="3594.75362318841">
            <text:p>3594.75</text:p>
          </table:table-cell>
          <table:table-cell table:formula="of:=([.AZ9])/[.AZ3]" office:value-type="float" office:value="4481.80952380952">
            <text:p>4481.81</text:p>
          </table:table-cell>
          <table:table-cell table:formula="of:=([.BA9])/[.BA3]" office:value-type="float" office:value="4333.984375">
            <text:p>4333.98</text:p>
          </table:table-cell>
          <table:table-cell table:formula="of:=([.BB9])/[.BB3]" office:value-type="float" office:value="3116.1935483871">
            <text:p>3116.19</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formula="of:=SUM([.AU9:.AY9])/SUM([.AU3:.AY3])" office:value-type="float" office:value="6702.5860058309">
            <text:p>6702.59</text:p>
          </table:table-cell>
          <table:table-cell table:formula="of:=SUM([.AV9:.AZ9])/SUM([.AV3:.AZ3])" office:value-type="float" office:value="6460.77034883721">
            <text:p>6460.77</text:p>
          </table:table-cell>
          <table:table-cell table:formula="of:=SUM([.AW9:.BA9])/SUM([.AW3:.BA3])" office:value-type="float" office:value="6859.41839762611">
            <text:p>6859.42</text:p>
          </table:table-cell>
          <table:table-cell table:formula="of:=SUM([.AX9:.BB9])/SUM([.AX3:.BB3])" office:value-type="float" office:value="3892.67987804878">
            <text:p>3892.68</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formula="of:=([.AY10])/[.AY3]" office:value-type="float" office:value="1959.5652173913">
            <text:p>1959.57</text:p>
          </table:table-cell>
          <table:table-cell table:formula="of:=([.AZ10])/[.AZ3]" office:value-type="float" office:value="2919.96825396825">
            <text:p>2919.97</text:p>
          </table:table-cell>
          <table:table-cell table:formula="of:=([.BA10])/[.BA3]" office:value-type="float" office:value="1760.1875">
            <text:p>1760.19</text:p>
          </table:table-cell>
          <table:table-cell table:formula="of:=([.BB10])/[.BB3]" office:value-type="float" office:value="1785.98387096774">
            <text:p>1785.98</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formula="of:=SUM([.AU10:.AY10])/SUM([.AU3:.AY3])" office:value-type="float" office:value="1986.56851311953">
            <text:p>1986.57</text:p>
          </table:table-cell>
          <table:table-cell table:formula="of:=SUM([.AV10:.AZ10])/SUM([.AV3:.AZ3])" office:value-type="float" office:value="2120.64825581395">
            <text:p>2120.65</text:p>
          </table:table-cell>
          <table:table-cell table:formula="of:=SUM([.AW10:.BA10])/SUM([.AW3:.BA3])" office:value-type="float" office:value="2111.92878338279">
            <text:p>2111.93</text:p>
          </table:table-cell>
          <table:table-cell table:formula="of:=SUM([.AX10:.BB10])/SUM([.AX3:.BB3])" office:value-type="float" office:value="2058.36585365854">
            <text:p>2058.37</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formula="of:=[.AY22]/24" office:value-type="float" office:value="313.281400966184">
            <text:p>313.28</text:p>
          </table:table-cell>
          <table:table-cell table:formula="of:=[.AZ22]/24" office:value-type="float" office:value="364.437169312169">
            <text:p>364.44</text:p>
          </table:table-cell>
          <table:table-cell table:formula="of:=[.BA22]/24" office:value-type="float" office:value="472.369791666667">
            <text:p>472.37</text:p>
          </table:table-cell>
          <table:table-cell table:formula="of:=[.BB22]/24" office:value-type="float" office:value="347.328629032258">
            <text:p>347.33</text:p>
          </table:table-cell>
          <table:table-cell/>
          <table:table-cell table:formula="of:=[.BD22]/24" office:value-type="float" office:value="483.045277127244">
            <text:p>483.05</text:p>
          </table:table-cell>
          <table:table-cell table:formula="of:=[.BE22]/24" office:value-type="float" office:value="289.404482633206">
            <text:p>289.4</text:p>
          </table:table-cell>
          <table:table-cell table:formula="of:=[.BF22]/24" office:value-type="float" office:value="411.731728538283">
            <text:p>411.73</text:p>
          </table:table-cell>
          <table:table-cell table:formula="of:=[.BG22]/24" office:value-type="float" office:value="401.008723088344">
            <text:p>401.01</text:p>
          </table:table-cell>
          <table:table-cell table:formula="of:=[.BH22]/24" office:value-type="float" office:value="512.748866213152">
            <text:p>512.75</text:p>
          </table:table-cell>
          <table:table-cell table:formula="of:=[.BI22]/24" office:value-type="float" office:value="443.019922586521">
            <text:p>443.02</text:p>
          </table:table-cell>
          <table:table-cell table:formula="of:=[.BJ22]/24" office:value-type="float" office:value="447.491593567251">
            <text:p>447.49</text:p>
          </table:table-cell>
          <table:table-cell table:formula="of:=[.BK22]/24" office:value-type="float" office:value="438.295004945598">
            <text:p>438.3</text:p>
          </table:table-cell>
          <table:table-cell table:formula="of:=[.BL22]/24" office:value-type="float" office:value="438.948493683188">
            <text:p>438.95</text:p>
          </table:table-cell>
          <table:table-cell table:formula="of:=[.BM22]/24" office:value-type="float" office:value="435.133963178295">
            <text:p>435.13</text:p>
          </table:table-cell>
          <table:table-cell table:formula="of:=[.BN22]/24" office:value-type="float" office:value="477.040553907023">
            <text:p>477.04</text:p>
          </table:table-cell>
          <table:table-cell table:formula="of:=[.BO22]/24" office:value-type="float" office:value="358.62487296748">
            <text:p>358.62</text:p>
          </table:table-cell>
          <table:table-cell/>
          <table:table-cell table:formula="of:=[.BQ22]/24" office:value-type="float" office:value="333.886527246218">
            <text:p>333.89</text:p>
          </table:table-cell>
        </table:table-row>
        <table:table-row table:style-name="ro1" table:number-rows-repeated="1048550">
          <table:table-cell table:number-columns-repeated="69"/>
        </table:table-row>
        <table:table-row table:style-name="ro1">
          <table:table-cell table:number-columns-repeated="69"/>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2">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2">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2">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2">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2">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2">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2">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2">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2">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2">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2">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2">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2">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2">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2">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2">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2">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2">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2">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2">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2">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2">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2">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2">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2">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2">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2">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2">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2">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2">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2">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2">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2">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2">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2">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2">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2">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2">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2">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2">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2">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2">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2">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2">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2">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2">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2">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2">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2">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2">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2">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2">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2">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2">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2">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2">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2">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2">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2">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2">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2">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2">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2">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2">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2">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2">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2">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2">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2">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2">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2">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2">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2">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2">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2">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2">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2">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2">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2">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2">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2">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2">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2">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2">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2">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2">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2">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2">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2">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2">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2">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2">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2">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2">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2">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2">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2">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2">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2">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2">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2">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2">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2">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2">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2">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2">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2">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2">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2">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2">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2">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2">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2">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2">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2">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2">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2">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2">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2">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2">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2">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2">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2">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2">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2">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2">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2">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2">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2">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2">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2">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2">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2">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2">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2">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2">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2">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2">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2">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2">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2">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2">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2">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2">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2">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2">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2">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2">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2">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2">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2">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2">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2">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2">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2">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2">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2">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2">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2">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2">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2">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2">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2">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2">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2">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2">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2">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2">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2">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2">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2">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2">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2">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2">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2">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2">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2">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2">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2">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2">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2">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2">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2">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2">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2">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2">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2">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2">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2">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2">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2">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2">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2">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2">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2">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2">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2">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2">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2">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2">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2">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2">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2">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2">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2">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2">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2">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2">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2">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2">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2">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2">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2">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2">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2">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2">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2">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2">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2">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2">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2">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2">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2">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2">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2">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2">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2">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2">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2">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2">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2">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2">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2">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2">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2">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2">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2">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2">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2">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2">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2">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2">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2">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2">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2">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2">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2">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2">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2">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2">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2">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2">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2">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2">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2">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2">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2">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2">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2">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2">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2">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2">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2">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2">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2">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2">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2">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2">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2">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2">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2">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2">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2">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2">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2">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2">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2">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2">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2">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2">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2">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2">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2">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2">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2">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2">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2">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2">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2">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2">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2">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2">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2">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2">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2">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2">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2">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2">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2">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2">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2">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2">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2">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2">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2">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2">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2">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2">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2">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2">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2">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2">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2">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2">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2">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2">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2">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2">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2">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2">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2">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2">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2">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2">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2">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2">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2">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2">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2">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2">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2">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2">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2">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2">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2">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2">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2">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2">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2">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2">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2">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2">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2">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2">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2">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2">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2">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2">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2">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2">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2">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2">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2">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2">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2">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2">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2">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2">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2">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2">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2">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2">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2">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2">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2">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2">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2">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2">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2">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2">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2">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2">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2">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2">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2">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2">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2">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2">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2">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2">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2">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2">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2">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2">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2">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2">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2">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2">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2">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2">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2">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2">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2">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2">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2">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2">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2">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2">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2">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2">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2">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2">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2">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2">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2">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2">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2">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2">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2">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2">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2">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2">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2">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2">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2">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2">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2">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2">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2">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2">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2">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2">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2">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2">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2">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2">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2">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2">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2">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2">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2">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2">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2">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2">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2">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2">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2">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2">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2">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2">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2">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2">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2">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2">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2">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2">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2">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2">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2">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2">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2">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2">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2">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2">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2">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2">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2">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2">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2">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2">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2">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2">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2">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2">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2">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2">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2">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2">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2">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8">00/00/0000</text:date>, <text:time style:data-style-name="N2" text:time-value="0000-00-00T11:59: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Linux_X86_64 LibreOffice_project/400m0$Build-305</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13</meta:editing-cycles>
    <meta:editing-duration>P1DT22H1M48S</meta:editing-duration>
    <dc:date>2013-11-08T12:31:14</dc:date>
    <dc:creator>Greg KH</dc:creator>
    <meta:document-statistic meta:table-count="35" meta:cell-count="4326" meta:object-count="0"/>
    <meta:user-defined meta:name="Info 1"/>
    <meta:user-defined meta:name="Info 2"/>
    <meta:user-defined meta:name="Info 3"/>
    <meta:user-defined meta:name="Info 4"/>
  </office:meta>
</office:document-meta>
</file>